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17523" calcext:value-type="float">
            <text:p>917523</text:p>
          </table:table-cell>
          <table:table-cell office:value-type="float" office:value="3.09383" calcext:value-type="float">
            <text:p>3.09383</text:p>
          </table:table-cell>
          <table:table-cell office:value-type="float" office:value="1.36196" calcext:value-type="float">
            <text:p>1.36196</text:p>
          </table:table-cell>
          <table:table-cell office:value-type="string" calcext:value-type="string">
            <text:p>M/s</text:p>
          </table:table-cell>
          <table:table-cell/>
          <table:table-cell table:formula="of:=IF([.J30]=&quot;k/s&quot;; [.I30]/1000; [.I30])" office:value-type="float" office:value="1.36196" calcext:value-type="float">
            <text:p>1.361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55355" calcext:value-type="float">
            <text:p>755355</text:p>
          </table:table-cell>
          <table:table-cell office:value-type="float" office:value="3.01782" calcext:value-type="float">
            <text:p>3.01782</text:p>
          </table:table-cell>
          <table:table-cell office:value-type="float" office:value="1095.38" calcext:value-type="float">
            <text:p>1095.38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1.09538" calcext:value-type="float">
            <text:p>1.095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50553" calcext:value-type="float">
            <text:p>450553</text:p>
          </table:table-cell>
          <table:table-cell office:value-type="float" office:value="3.22422" calcext:value-type="float">
            <text:p>3.22422</text:p>
          </table:table-cell>
          <table:table-cell office:value-type="float" office:value="623.363" calcext:value-type="float">
            <text:p>623.36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623363" calcext:value-type="float">
            <text:p>0.62336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5817" calcext:value-type="float">
            <text:p>285817</text:p>
          </table:table-cell>
          <table:table-cell office:value-type="float" office:value="4.11025" calcext:value-type="float">
            <text:p>4.11025</text:p>
          </table:table-cell>
          <table:table-cell office:value-type="float" office:value="406.403" calcext:value-type="float">
            <text:p>406.40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406403" calcext:value-type="float">
            <text:p>0.40640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648059" calcext:value-type="float">
            <text:p>2648059</text:p>
          </table:table-cell>
          <table:table-cell office:value-type="float" office:value="2.53197" calcext:value-type="float">
            <text:p>2.53197</text:p>
          </table:table-cell>
          <table:table-cell office:value-type="float" office:value="3.73096" calcext:value-type="float">
            <text:p>3.7309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3.73096" calcext:value-type="float">
            <text:p>3.7309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016072" calcext:value-type="float">
            <text:p>2016072</text:p>
          </table:table-cell>
          <table:table-cell office:value-type="float" office:value="3.27549" calcext:value-type="float">
            <text:p>3.27549</text:p>
          </table:table-cell>
          <table:table-cell office:value-type="float" office:value="2.88047" calcext:value-type="float">
            <text:p>2.88047</text:p>
          </table:table-cell>
          <table:table-cell office:value-type="string" calcext:value-type="string">
            <text:p>M/s</text:p>
          </table:table-cell>
          <table:table-cell/>
          <table:table-cell table:formula="of:=IF([.J35]=&quot;k/s&quot;; [.I35]/1000; [.I35])" office:value-type="float" office:value="2.88047" calcext:value-type="float">
            <text:p>2.88047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24330" calcext:value-type="float">
            <text:p>1524330</text:p>
          </table:table-cell>
          <table:table-cell office:value-type="float" office:value="3.03964" calcext:value-type="float">
            <text:p>3.03964</text:p>
          </table:table-cell>
          <table:table-cell office:value-type="float" office:value="2.22844" calcext:value-type="float">
            <text:p>2.22844</text:p>
          </table:table-cell>
          <table:table-cell office:value-type="string" calcext:value-type="string">
            <text:p>M/s</text:p>
          </table:table-cell>
          <table:table-cell/>
          <table:table-cell table:formula="of:=IF([.J36]=&quot;k/s&quot;; [.I36]/1000; [.I36])" office:value-type="float" office:value="2.22844" calcext:value-type="float">
            <text:p>2.22844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66361" calcext:value-type="float">
            <text:p>1166361</text:p>
          </table:table-cell>
          <table:table-cell office:value-type="float" office:value="3.26587" calcext:value-type="float">
            <text:p>3.26587</text:p>
          </table:table-cell>
          <table:table-cell office:value-type="float" office:value="1.70499" calcext:value-type="float">
            <text:p>1.70499</text:p>
          </table:table-cell>
          <table:table-cell office:value-type="string" calcext:value-type="string">
            <text:p>M/s</text:p>
          </table:table-cell>
          <table:table-cell/>
          <table:table-cell table:formula="of:=IF([.J37]=&quot;k/s&quot;; [.I37]/1000; [.I37])" office:value-type="float" office:value="1.70499" calcext:value-type="float">
            <text:p>1.70499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07020" calcext:value-type="float">
            <text:p>1007020</text:p>
          </table:table-cell>
          <table:table-cell office:value-type="float" office:value="3.09484" calcext:value-type="float">
            <text:p>3.09484</text:p>
          </table:table-cell>
          <table:table-cell office:value-type="float" office:value="1.43678" calcext:value-type="float">
            <text:p>1.43678</text:p>
          </table:table-cell>
          <table:table-cell office:value-type="string" calcext:value-type="string">
            <text:p>M/s</text:p>
          </table:table-cell>
          <table:table-cell/>
          <table:table-cell table:formula="of:=IF([.J38]=&quot;k/s&quot;; [.I38]/1000; [.I38])" office:value-type="float" office:value="1.43678" calcext:value-type="float">
            <text:p>1.43678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71807" calcext:value-type="float">
            <text:p>771807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1098.04" calcext:value-type="float">
            <text:p>1098.04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1.09804" calcext:value-type="float">
            <text:p>1.09804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7565" calcext:value-type="float">
            <text:p>597565</text:p>
          </table:table-cell>
          <table:table-cell office:value-type="float" office:value="3.16915" calcext:value-type="float">
            <text:p>3.16915</text:p>
          </table:table-cell>
          <table:table-cell office:value-type="float" office:value="846.526" calcext:value-type="float">
            <text:p>846.526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846526" calcext:value-type="float">
            <text:p>0.846526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7641" calcext:value-type="float">
            <text:p>287641</text:p>
          </table:table-cell>
          <table:table-cell office:value-type="float" office:value="4.11013" calcext:value-type="float">
            <text:p>4.11013</text:p>
          </table:table-cell>
          <table:table-cell office:value-type="float" office:value="414.477" calcext:value-type="float">
            <text:p>414.477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414477" calcext:value-type="float">
            <text:p>0.414477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746372" calcext:value-type="float">
            <text:p>2746372</text:p>
          </table:table-cell>
          <table:table-cell office:value-type="float" office:value="2.53173" calcext:value-type="float">
            <text:p>2.53173</text:p>
          </table:table-cell>
          <table:table-cell office:value-type="float" office:value="3.89612" calcext:value-type="float">
            <text:p>3.89612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3.89612" calcext:value-type="float">
            <text:p>3.89612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082758" calcext:value-type="float">
            <text:p>2082758</text:p>
          </table:table-cell>
          <table:table-cell office:value-type="float" office:value="3.27414" calcext:value-type="float">
            <text:p>3.27414</text:p>
          </table:table-cell>
          <table:table-cell office:value-type="float" office:value="2.99677" calcext:value-type="float">
            <text:p>2.99677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k/s&quot;; [.I43]/1000; [.I43])" office:value-type="float" office:value="2.99677" calcext:value-type="float">
            <text:p>2.99677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32860" calcext:value-type="float">
            <text:p>1632860</text:p>
          </table:table-cell>
          <table:table-cell office:value-type="float" office:value="3.04111" calcext:value-type="float">
            <text:p>3.04111</text:p>
          </table:table-cell>
          <table:table-cell office:value-type="float" office:value="2.34195" calcext:value-type="float">
            <text:p>2.34195</text:p>
          </table:table-cell>
          <table:table-cell office:value-type="string" calcext:value-type="string">
            <text:p>M/s</text:p>
          </table:table-cell>
          <table:table-cell/>
          <table:table-cell table:formula="of:=IF([.J44]=&quot;k/s&quot;; [.I44]/1000; [.I44])" office:value-type="float" office:value="2.34195" calcext:value-type="float">
            <text:p>2.34195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78386" calcext:value-type="float">
            <text:p>1178386</text:p>
          </table:table-cell>
          <table:table-cell office:value-type="float" office:value="3.26378" calcext:value-type="float">
            <text:p>3.26378</text:p>
          </table:table-cell>
          <table:table-cell office:value-type="float" office:value="1.73726" calcext:value-type="float">
            <text:p>1.73726</text:p>
          </table:table-cell>
          <table:table-cell office:value-type="string" calcext:value-type="string">
            <text:p>M/s</text:p>
          </table:table-cell>
          <table:table-cell/>
          <table:table-cell table:formula="of:=IF([.J45]=&quot;k/s&quot;; [.I45]/1000; [.I45])" office:value-type="float" office:value="1.73726" calcext:value-type="float">
            <text:p>1.73726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2180" calcext:value-type="float">
            <text:p>582180</text:p>
          </table:table-cell>
          <table:table-cell office:value-type="float" office:value="3.09355" calcext:value-type="float">
            <text:p>3.09355</text:p>
          </table:table-cell>
          <table:table-cell office:value-type="float" office:value="836.274" calcext:value-type="float">
            <text:p>836.274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836274" calcext:value-type="float">
            <text:p>0.836274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06253" calcext:value-type="float">
            <text:p>406253</text:p>
          </table:table-cell>
          <table:table-cell office:value-type="float" office:value="3.02786" calcext:value-type="float">
            <text:p>3.02786</text:p>
          </table:table-cell>
          <table:table-cell office:value-type="float" office:value="581.832" calcext:value-type="float">
            <text:p>581.832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581832" calcext:value-type="float">
            <text:p>0.581832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00508" calcext:value-type="float">
            <text:p>300508</text:p>
          </table:table-cell>
          <table:table-cell office:value-type="float" office:value="3.33373" calcext:value-type="float">
            <text:p>3.33373</text:p>
          </table:table-cell>
          <table:table-cell office:value-type="float" office:value="437.874" calcext:value-type="float">
            <text:p>437.87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437874" calcext:value-type="float">
            <text:p>0.43787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8004" calcext:value-type="float">
            <text:p>118004</text:p>
          </table:table-cell>
          <table:table-cell office:value-type="float" office:value="4.1135" calcext:value-type="float">
            <text:p>4.1135</text:p>
          </table:table-cell>
          <table:table-cell office:value-type="float" office:value="173.396" calcext:value-type="float">
            <text:p>173.396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173396" calcext:value-type="float">
            <text:p>0.173396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426748" calcext:value-type="float">
            <text:p>1426748</text:p>
          </table:table-cell>
          <table:table-cell office:value-type="float" office:value="2.53407" calcext:value-type="float">
            <text:p>2.53407</text:p>
          </table:table-cell>
          <table:table-cell office:value-type="float" office:value="2.03995" calcext:value-type="float">
            <text:p>2.03995</text:p>
          </table:table-cell>
          <table:table-cell office:value-type="string" calcext:value-type="string">
            <text:p>M/s</text:p>
          </table:table-cell>
          <table:table-cell/>
          <table:table-cell table:formula="of:=IF([.J50]=&quot;k/s&quot;; [.I50]/1000; [.I50])" office:value-type="float" office:value="2.03995" calcext:value-type="float">
            <text:p>2.03995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25871" calcext:value-type="float">
            <text:p>725871</text:p>
          </table:table-cell>
          <table:table-cell office:value-type="float" office:value="3.23864" calcext:value-type="float">
            <text:p>3.23864</text:p>
          </table:table-cell>
          <table:table-cell office:value-type="float" office:value="1039.24" calcext:value-type="float">
            <text:p>1039.24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1.03924" calcext:value-type="float">
            <text:p>1.03924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1556" calcext:value-type="float">
            <text:p>511556</text:p>
          </table:table-cell>
          <table:table-cell office:value-type="float" office:value="3.10112" calcext:value-type="float">
            <text:p>3.10112</text:p>
          </table:table-cell>
          <table:table-cell office:value-type="float" office:value="737.317" calcext:value-type="float">
            <text:p>737.317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737317" calcext:value-type="float">
            <text:p>0.737317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0278" calcext:value-type="float">
            <text:p>270278</text:p>
          </table:table-cell>
          <table:table-cell office:value-type="float" office:value="3.2767" calcext:value-type="float">
            <text:p>3.2767</text:p>
          </table:table-cell>
          <table:table-cell office:value-type="float" office:value="388.138" calcext:value-type="float">
            <text:p>388.138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388138" calcext:value-type="float">
            <text:p>0.388138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89888" calcext:value-type="float">
            <text:p>989888</text:p>
          </table:table-cell>
          <table:table-cell office:value-type="float" office:value="3.09468" calcext:value-type="float">
            <text:p>3.09468</text:p>
          </table:table-cell>
          <table:table-cell office:value-type="float" office:value="1.40945" calcext:value-type="float">
            <text:p>1.40945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k/s&quot;; [.I54]/1000; [.I54])" office:value-type="float" office:value="1.40945" calcext:value-type="float">
            <text:p>1.40945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78402" calcext:value-type="float">
            <text:p>678402</text:p>
          </table:table-cell>
          <table:table-cell office:value-type="float" office:value="3.0179" calcext:value-type="float">
            <text:p>3.0179</text:p>
          </table:table-cell>
          <table:table-cell office:value-type="float" office:value="970.368" calcext:value-type="float">
            <text:p>970.368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970368" calcext:value-type="float">
            <text:p>0.970368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7567" calcext:value-type="float">
            <text:p>537567</text:p>
          </table:table-cell>
          <table:table-cell office:value-type="float" office:value="3.18675" calcext:value-type="float">
            <text:p>3.18675</text:p>
          </table:table-cell>
          <table:table-cell office:value-type="float" office:value="766.689" calcext:value-type="float">
            <text:p>766.689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766689" calcext:value-type="float">
            <text:p>0.766689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8879" calcext:value-type="float">
            <text:p>298879</text:p>
          </table:table-cell>
          <table:table-cell office:value-type="float" office:value="4.11063" calcext:value-type="float">
            <text:p>4.11063</text:p>
          </table:table-cell>
          <table:table-cell office:value-type="float" office:value="426.401" calcext:value-type="float">
            <text:p>426.401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426401" calcext:value-type="float">
            <text:p>0.426401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940721" calcext:value-type="float">
            <text:p>2940721</text:p>
          </table:table-cell>
          <table:table-cell office:value-type="float" office:value="2.53059" calcext:value-type="float">
            <text:p>2.53059</text:p>
          </table:table-cell>
          <table:table-cell office:value-type="float" office:value="4.25864" calcext:value-type="float">
            <text:p>4.25864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4.25864" calcext:value-type="float">
            <text:p>4.25864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78400" calcext:value-type="float">
            <text:p>1978400</text:p>
          </table:table-cell>
          <table:table-cell office:value-type="float" office:value="3.27518" calcext:value-type="float">
            <text:p>3.27518</text:p>
          </table:table-cell>
          <table:table-cell office:value-type="float" office:value="2.82221" calcext:value-type="float">
            <text:p>2.82221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k/s&quot;; [.I59]/1000; [.I59])" office:value-type="float" office:value="2.82221" calcext:value-type="float">
            <text:p>2.82221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09126" calcext:value-type="float">
            <text:p>1309126</text:p>
          </table:table-cell>
          <table:table-cell office:value-type="float" office:value="3.05168" calcext:value-type="float">
            <text:p>3.05168</text:p>
          </table:table-cell>
          <table:table-cell office:value-type="float" office:value="1.84666" calcext:value-type="float">
            <text:p>1.84666</text:p>
          </table:table-cell>
          <table:table-cell office:value-type="string" calcext:value-type="string">
            <text:p>M/s</text:p>
          </table:table-cell>
          <table:table-cell/>
          <table:table-cell table:formula="of:=IF([.J60]=&quot;k/s&quot;; [.I60]/1000; [.I60])" office:value-type="float" office:value="1.84666" calcext:value-type="float">
            <text:p>1.8466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17455" calcext:value-type="float">
            <text:p>817455</text:p>
          </table:table-cell>
          <table:table-cell office:value-type="float" office:value="3.26869" calcext:value-type="float">
            <text:p>3.26869</text:p>
          </table:table-cell>
          <table:table-cell office:value-type="float" office:value="1.15602" calcext:value-type="float">
            <text:p>1.15602</text:p>
          </table:table-cell>
          <table:table-cell office:value-type="string" calcext:value-type="string">
            <text:p>M/s</text:p>
          </table:table-cell>
          <table:table-cell/>
          <table:table-cell table:formula="of:=IF([.J61]=&quot;k/s&quot;; [.I61]/1000; [.I61])" office:value-type="float" office:value="1.15602" calcext:value-type="float">
            <text:p>1.15602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44215" calcext:value-type="float">
            <text:p>944215</text:p>
          </table:table-cell>
          <table:table-cell office:value-type="float" office:value="3.09434" calcext:value-type="float">
            <text:p>3.09434</text:p>
          </table:table-cell>
          <table:table-cell office:value-type="float" office:value="1.35683" calcext:value-type="float">
            <text:p>1.35683</text:p>
          </table:table-cell>
          <table:table-cell office:value-type="string" calcext:value-type="string">
            <text:p>M/s</text:p>
          </table:table-cell>
          <table:table-cell/>
          <table:table-cell table:formula="of:=IF([.J62]=&quot;k/s&quot;; [.I62]/1000; [.I62])" office:value-type="float" office:value="1.35683" calcext:value-type="float">
            <text:p>1.3568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07013" calcext:value-type="float">
            <text:p>707013</text:p>
          </table:table-cell>
          <table:table-cell office:value-type="float" office:value="3.01854" calcext:value-type="float">
            <text:p>3.01854</text:p>
          </table:table-cell>
          <table:table-cell office:value-type="float" office:value="1011.71" calcext:value-type="float">
            <text:p>1011.71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1.01171" calcext:value-type="float">
            <text:p>1.01171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3443" calcext:value-type="float">
            <text:p>503443</text:p>
          </table:table-cell>
          <table:table-cell office:value-type="float" office:value="3.2001" calcext:value-type="float">
            <text:p>3.2001</text:p>
          </table:table-cell>
          <table:table-cell office:value-type="float" office:value="723.599" calcext:value-type="float">
            <text:p>723.59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723599" calcext:value-type="float">
            <text:p>0.72359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3973" calcext:value-type="float">
            <text:p>243973</text:p>
          </table:table-cell>
          <table:table-cell office:value-type="float" office:value="4.11205" calcext:value-type="float">
            <text:p>4.11205</text:p>
          </table:table-cell>
          <table:table-cell office:value-type="float" office:value="366.901" calcext:value-type="float">
            <text:p>366.9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366901" calcext:value-type="float">
            <text:p>0.3669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726007" calcext:value-type="float">
            <text:p>2726007</text:p>
          </table:table-cell>
          <table:table-cell office:value-type="float" office:value="2.53349" calcext:value-type="float">
            <text:p>2.53349</text:p>
          </table:table-cell>
          <table:table-cell office:value-type="float" office:value="3.88864" calcext:value-type="float">
            <text:p>3.88864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3.88864" calcext:value-type="float">
            <text:p>3.88864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23432" calcext:value-type="float">
            <text:p>2123432</text:p>
          </table:table-cell>
          <table:table-cell office:value-type="float" office:value="3.27442" calcext:value-type="float">
            <text:p>3.27442</text:p>
          </table:table-cell>
          <table:table-cell office:value-type="float" office:value="3.04073" calcext:value-type="float">
            <text:p>3.04073</text:p>
          </table:table-cell>
          <table:table-cell office:value-type="string" calcext:value-type="string">
            <text:p>M/s</text:p>
          </table:table-cell>
          <table:table-cell/>
          <table:table-cell table:formula="of:=IF([.J67]=&quot;k/s&quot;; [.I67]/1000; [.I67])" office:value-type="float" office:value="3.04073" calcext:value-type="float">
            <text:p>3.04073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29534" calcext:value-type="float">
            <text:p>1229534</text:p>
          </table:table-cell>
          <table:table-cell office:value-type="float" office:value="3.04931" calcext:value-type="float">
            <text:p>3.04931</text:p>
          </table:table-cell>
          <table:table-cell office:value-type="float" office:value="1.76545" calcext:value-type="float">
            <text:p>1.76545</text:p>
          </table:table-cell>
          <table:table-cell office:value-type="string" calcext:value-type="string">
            <text:p>M/s</text:p>
          </table:table-cell>
          <table:table-cell/>
          <table:table-cell table:formula="of:=IF([.J68]=&quot;k/s&quot;; [.I68]/1000; [.I68])" office:value-type="float" office:value="1.76545" calcext:value-type="float">
            <text:p>1.76545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47084" calcext:value-type="float">
            <text:p>747084</text:p>
          </table:table-cell>
          <table:table-cell office:value-type="float" office:value="3.25752" calcext:value-type="float">
            <text:p>3.25752</text:p>
          </table:table-cell>
          <table:table-cell office:value-type="float" office:value="1066.77" calcext:value-type="float">
            <text:p>1066.77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1.06677" calcext:value-type="float">
            <text:p>1.06677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0276" calcext:value-type="float">
            <text:p>620276</text:p>
          </table:table-cell>
          <table:table-cell office:value-type="float" office:value="3.09421" calcext:value-type="float">
            <text:p>3.09421</text:p>
          </table:table-cell>
          <table:table-cell office:value-type="float" office:value="885.675" calcext:value-type="float">
            <text:p>885.675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885675" calcext:value-type="float">
            <text:p>0.885675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6728" calcext:value-type="float">
            <text:p>516728</text:p>
          </table:table-cell>
          <table:table-cell office:value-type="float" office:value="3.02241" calcext:value-type="float">
            <text:p>3.02241</text:p>
          </table:table-cell>
          <table:table-cell office:value-type="float" office:value="742.255" calcext:value-type="float">
            <text:p>742.255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742255" calcext:value-type="float">
            <text:p>0.742255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3536" calcext:value-type="float">
            <text:p>433536</text:p>
          </table:table-cell>
          <table:table-cell office:value-type="float" office:value="3.23213" calcext:value-type="float">
            <text:p>3.23213</text:p>
          </table:table-cell>
          <table:table-cell office:value-type="float" office:value="630.385" calcext:value-type="float">
            <text:p>630.385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630385" calcext:value-type="float">
            <text:p>0.630385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4708" calcext:value-type="float">
            <text:p>254708</text:p>
          </table:table-cell>
          <table:table-cell office:value-type="float" office:value="4.10977" calcext:value-type="float">
            <text:p>4.10977</text:p>
          </table:table-cell>
          <table:table-cell office:value-type="float" office:value="363.709" calcext:value-type="float">
            <text:p>363.709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363709" calcext:value-type="float">
            <text:p>0.363709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57519" calcext:value-type="float">
            <text:p>957519</text:p>
          </table:table-cell>
          <table:table-cell office:value-type="float" office:value="2.54405" calcext:value-type="float">
            <text:p>2.54405</text:p>
          </table:table-cell>
          <table:table-cell office:value-type="float" office:value="1.37004" calcext:value-type="float">
            <text:p>1.37004</text:p>
          </table:table-cell>
          <table:table-cell office:value-type="string" calcext:value-type="string">
            <text:p>M/s</text:p>
          </table:table-cell>
          <table:table-cell/>
          <table:table-cell table:formula="of:=IF([.J74]=&quot;k/s&quot;; [.I74]/1000; [.I74])" office:value-type="float" office:value="1.37004" calcext:value-type="float">
            <text:p>1.37004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89005" calcext:value-type="float">
            <text:p>689005</text:p>
          </table:table-cell>
          <table:table-cell office:value-type="float" office:value="3.23849" calcext:value-type="float">
            <text:p>3.23849</text:p>
          </table:table-cell>
          <table:table-cell office:value-type="float" office:value="988.463" calcext:value-type="float">
            <text:p>988.463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988463" calcext:value-type="float">
            <text:p>0.988463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08349" calcext:value-type="float">
            <text:p>608349</text:p>
          </table:table-cell>
          <table:table-cell office:value-type="float" office:value="3.08358" calcext:value-type="float">
            <text:p>3.08358</text:p>
          </table:table-cell>
          <table:table-cell office:value-type="float" office:value="869.068" calcext:value-type="float">
            <text:p>869.068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869068" calcext:value-type="float">
            <text:p>0.869068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8392" calcext:value-type="float">
            <text:p>398392</text:p>
          </table:table-cell>
          <table:table-cell office:value-type="float" office:value="3.26424" calcext:value-type="float">
            <text:p>3.26424</text:p>
          </table:table-cell>
          <table:table-cell office:value-type="float" office:value="570.145" calcext:value-type="float">
            <text:p>570.145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570145" calcext:value-type="float">
            <text:p>0.570145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12125" calcext:value-type="float">
            <text:p>312125</text:p>
          </table:table-cell>
          <table:table-cell office:value-type="float" office:value="3.0925" calcext:value-type="float">
            <text:p>3.0925</text:p>
          </table:table-cell>
          <table:table-cell office:value-type="float" office:value="454.988" calcext:value-type="float">
            <text:p>454.988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454988" calcext:value-type="float">
            <text:p>0.454988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5534" calcext:value-type="float">
            <text:p>245534</text:p>
          </table:table-cell>
          <table:table-cell office:value-type="float" office:value="3.0439" calcext:value-type="float">
            <text:p>3.0439</text:p>
          </table:table-cell>
          <table:table-cell office:value-type="float" office:value="356.037" calcext:value-type="float">
            <text:p>356.037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356037" calcext:value-type="float">
            <text:p>0.356037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5043" calcext:value-type="float">
            <text:p>295043</text:p>
          </table:table-cell>
          <table:table-cell office:value-type="float" office:value="3.33902" calcext:value-type="float">
            <text:p>3.33902</text:p>
          </table:table-cell>
          <table:table-cell office:value-type="float" office:value="427.742" calcext:value-type="float">
            <text:p>427.742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427742" calcext:value-type="float">
            <text:p>0.427742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3859" calcext:value-type="float">
            <text:p>93859</text:p>
          </table:table-cell>
          <table:table-cell office:value-type="float" office:value="4.11612" calcext:value-type="float">
            <text:p>4.11612</text:p>
          </table:table-cell>
          <table:table-cell office:value-type="float" office:value="134.613" calcext:value-type="float">
            <text:p>134.613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134613" calcext:value-type="float">
            <text:p>0.134613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4449" calcext:value-type="float">
            <text:p>594449</text:p>
          </table:table-cell>
          <table:table-cell office:value-type="float" office:value="2.52797" calcext:value-type="float">
            <text:p>2.52797</text:p>
          </table:table-cell>
          <table:table-cell office:value-type="float" office:value="871.151" calcext:value-type="float">
            <text:p>871.151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871151" calcext:value-type="float">
            <text:p>0.871151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275582" calcext:value-type="float">
            <text:p>0.275582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2T16:17:07.829102235</dc:date>
    <meta:editing-duration>PT11H8M53S</meta:editing-duration>
    <meta:editing-cycles>16</meta:editing-cycles>
    <meta:generator>LibreOffice/7.3.7.2$Linux_X86_64 LibreOffice_project/30$Build-2</meta:generator>
    <meta:document-statistic meta:table-count="3" meta:cell-count="20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1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5.55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5cm" svg:y="0.3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058cm" svg:y="1.491cm" svg:width="7.11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5.55cm" chart:style-name="ch8">
              <text:p>insert [million/s]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36196">
                <text:p>1.36196</text:p>
                <draw:g>
                  <svg:desc>query_mm_d.L30:query_mm_d.L33</svg:desc>
                </draw:g>
              </table:table-cell>
              <table:table-cell office:value-type="float" office:value="1.43678">
                <text:p>1.43678</text:p>
                <draw:g>
                  <svg:desc>query_mm_d.L38:query_mm_d.L41</svg:desc>
                </draw:g>
              </table:table-cell>
              <table:table-cell office:value-type="float" office:value="0.836274">
                <text:p>0.836274</text:p>
                <draw:g>
                  <svg:desc>query_mm_d.L46:query_mm_d.L49</svg:desc>
                </draw:g>
              </table:table-cell>
              <table:table-cell office:value-type="float" office:value="1.40945">
                <text:p>1.40945</text:p>
                <draw:g>
                  <svg:desc>query_mm_d.L54:query_mm_d.L57</svg:desc>
                </draw:g>
              </table:table-cell>
              <table:table-cell office:value-type="float" office:value="1.35683">
                <text:p>1.35683</text:p>
                <draw:g>
                  <svg:desc>query_mm_d.L62:query_mm_d.L65</svg:desc>
                </draw:g>
              </table:table-cell>
              <table:table-cell office:value-type="float" office:value="0.885675">
                <text:p>0.885675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09538">
                <text:p>1.09538</text:p>
              </table:table-cell>
              <table:table-cell office:value-type="float" office:value="1.09804">
                <text:p>1.09804</text:p>
              </table:table-cell>
              <table:table-cell office:value-type="float" office:value="0.581832">
                <text:p>0.581832</text:p>
              </table:table-cell>
              <table:table-cell office:value-type="float" office:value="0.970368">
                <text:p>0.970368</text:p>
              </table:table-cell>
              <table:table-cell office:value-type="float" office:value="1.01171">
                <text:p>1.01171</text:p>
              </table:table-cell>
              <table:table-cell office:value-type="float" office:value="0.742255">
                <text:p>0.742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623363">
                <text:p>0.623363</text:p>
              </table:table-cell>
              <table:table-cell office:value-type="float" office:value="0.846526">
                <text:p>0.846526</text:p>
              </table:table-cell>
              <table:table-cell office:value-type="float" office:value="0.437874">
                <text:p>0.437874</text:p>
              </table:table-cell>
              <table:table-cell office:value-type="float" office:value="0.766689">
                <text:p>0.766689</text:p>
              </table:table-cell>
              <table:table-cell office:value-type="float" office:value="0.723599">
                <text:p>0.723599</text:p>
              </table:table-cell>
              <table:table-cell office:value-type="float" office:value="0.630385">
                <text:p>0.63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406403">
                <text:p>0.406403</text:p>
              </table:table-cell>
              <table:table-cell office:value-type="float" office:value="0.414477">
                <text:p>0.414477</text:p>
              </table:table-cell>
              <table:table-cell office:value-type="float" office:value="0.173396">
                <text:p>0.173396</text:p>
              </table:table-cell>
              <table:table-cell office:value-type="float" office:value="0.426401">
                <text:p>0.426401</text:p>
              </table:table-cell>
              <table:table-cell office:value-type="float" office:value="0.366901">
                <text:p>0.366901</text:p>
              </table:table-cell>
              <table:table-cell office:value-type="float" office:value="0.363709">
                <text:p>0.3637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1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3cm" svg:width="7.121cm" svg:height="5.693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3.73096">
                <text:p>3.73096</text:p>
                <draw:g>
                  <svg:desc>query_mm_d.L34:query_mm_d.L37</svg:desc>
                </draw:g>
              </table:table-cell>
              <table:table-cell office:value-type="float" office:value="3.89612">
                <text:p>3.89612</text:p>
                <draw:g>
                  <svg:desc>query_mm_d.L42:query_mm_d.L45</svg:desc>
                </draw:g>
              </table:table-cell>
              <table:table-cell office:value-type="float" office:value="2.03995">
                <text:p>2.03995</text:p>
                <draw:g>
                  <svg:desc>query_mm_d.L50:query_mm_d.L53</svg:desc>
                </draw:g>
              </table:table-cell>
              <table:table-cell office:value-type="float" office:value="4.25864">
                <text:p>4.25864</text:p>
                <draw:g>
                  <svg:desc>query_mm_d.L58:query_mm_d.L61</svg:desc>
                </draw:g>
              </table:table-cell>
              <table:table-cell office:value-type="float" office:value="3.88864">
                <text:p>3.88864</text:p>
                <draw:g>
                  <svg:desc>query_mm_d.L66:query_mm_d.L69</svg:desc>
                </draw:g>
              </table:table-cell>
              <table:table-cell office:value-type="float" office:value="1.37004">
                <text:p>1.37004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88047">
                <text:p>2.88047</text:p>
              </table:table-cell>
              <table:table-cell office:value-type="float" office:value="2.99677">
                <text:p>2.99677</text:p>
              </table:table-cell>
              <table:table-cell office:value-type="float" office:value="1.03924">
                <text:p>1.03924</text:p>
              </table:table-cell>
              <table:table-cell office:value-type="float" office:value="2.82221">
                <text:p>2.82221</text:p>
              </table:table-cell>
              <table:table-cell office:value-type="float" office:value="3.04073">
                <text:p>3.04073</text:p>
              </table:table-cell>
              <table:table-cell office:value-type="float" office:value="0.988463">
                <text:p>0.988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.22844">
                <text:p>2.22844</text:p>
              </table:table-cell>
              <table:table-cell office:value-type="float" office:value="2.34195">
                <text:p>2.34195</text:p>
              </table:table-cell>
              <table:table-cell office:value-type="float" office:value="0.737317">
                <text:p>0.737317</text:p>
              </table:table-cell>
              <table:table-cell office:value-type="float" office:value="1.84666">
                <text:p>1.84666</text:p>
              </table:table-cell>
              <table:table-cell office:value-type="float" office:value="1.76545">
                <text:p>1.76545</text:p>
              </table:table-cell>
              <table:table-cell office:value-type="float" office:value="0.869068">
                <text:p>0.86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70499">
                <text:p>1.70499</text:p>
              </table:table-cell>
              <table:table-cell office:value-type="float" office:value="1.73726">
                <text:p>1.73726</text:p>
              </table:table-cell>
              <table:table-cell office:value-type="float" office:value="0.388138">
                <text:p>0.388138</text:p>
              </table:table-cell>
              <table:table-cell office:value-type="float" office:value="1.15602">
                <text:p>1.15602</text:p>
              </table:table-cell>
              <table:table-cell office:value-type="float" office:value="1.06677">
                <text:p>1.06677</text:p>
              </table:table-cell>
              <table:table-cell office:value-type="float" office:value="0.570145">
                <text:p>0.5701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